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sr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Dragojle Gardić – Tehnički prevodi i post-editing&lt;/title&gt;</text:p>
      <text:p text:style-name="Standard"><text:s text:c="4"/>&lt;style&gt;</text:p>
      <text:p text:style-name="Standard"><text:s text:c="8"/>body {</text:p>
      <text:p text:style-name="Standard"><text:s text:c="12"/>margin: 0;</text:p>
      <text:p text:style-name="Standard"><text:s text:c="12"/>font-family: Arial, Helvetica, sans-serif;</text:p>
      <text:p text:style-name="Standard"><text:s text:c="12"/>background: #f7f7f7;</text:p>
      <text:p text:style-name="Standard"><text:s text:c="12"/>color: #222;</text:p>
      <text:p text:style-name="Standard"><text:s text:c="12"/>line-height: 1.6;</text:p>
      <text:p text:style-name="Standard"><text:s text:c="8"/>}</text:p>
      <text:p text:style-name="Standard"/>
      <text:p text:style-name="Standard"><text:s text:c="8"/>header {</text:p>
      <text:p text:style-name="Standard"><text:s text:c="12"/>background: #1e2a38;</text:p>
      <text:p text:style-name="Standard"><text:s text:c="12"/>color: #fff;</text:p>
      <text:p text:style-name="Standard"><text:s text:c="12"/>padding: 80px 20px;</text:p>
      <text:p text:style-name="Standard"><text:s text:c="12"/>text-align: center;</text:p>
      <text:p text:style-name="Standard"><text:s text:c="8"/>}</text:p>
      <text:p text:style-name="Standard"/>
      <text:p text:style-name="Standard"><text:s text:c="8"/>header h1 {</text:p>
      <text:p text:style-name="Standard"><text:s text:c="12"/>font-size: 48px;</text:p>
      <text:p text:style-name="Standard"><text:s text:c="12"/>margin-bottom: 10px;</text:p>
      <text:p text:style-name="Standard"><text:s text:c="8"/>}</text:p>
      <text:p text:style-name="Standard"/>
      <text:p text:style-name="Standard"><text:s text:c="8"/>header p {</text:p>
      <text:p text:style-name="Standard"><text:s text:c="12"/>font-size: 22px;</text:p>
      <text:p text:style-name="Standard"><text:s text:c="12"/>opacity: 0.9;</text:p>
      <text:p text:style-name="Standard"><text:s text:c="8"/>}</text:p>
      <text:p text:style-name="Standard"/>
      <text:p text:style-name="Standard"><text:s text:c="8"/>section {</text:p>
      <text:p text:style-name="Standard"><text:s text:c="12"/>padding: 60px 20px;</text:p>
      <text:p text:style-name="Standard"><text:s text:c="12"/>max-width: 900px;</text:p>
      <text:p text:style-name="Standard"><text:s text:c="12"/>margin: auto;</text:p>
      <text:p text:style-name="Standard"><text:s text:c="8"/>}</text:p>
      <text:p text:style-name="Standard"/>
      <text:p text:style-name="Standard"><text:s text:c="8"/>h2 {</text:p>
      <text:p text:style-name="Standard"><text:s text:c="12"/>margin-bottom: 20px;</text:p>
      <text:p text:style-name="Standard"><text:s text:c="12"/>color: #1e2a38;</text:p>
      <text:p text:style-name="Standard"><text:s text:c="8"/>}</text:p>
      <text:p text:style-name="Standard"/>
      <text:p text:style-name="Standard"><text:s text:c="8"/>.services, .portfolio {</text:p>
      <text:p text:style-name="Standard"><text:s text:c="12"/>display: grid;</text:p>
      <text:p text:style-name="Standard"><text:s text:c="12"/>grid-template-columns: 1fr 1fr;</text:p>
      <text:p text:style-name="Standard"><text:s text:c="12"/>gap: 25px;</text:p>
      <text:p text:style-name="Standard"><text:s text:c="8"/>}</text:p>
      <text:p text:style-name="Standard"/>
      <text:p text:style-name="Standard"><text:s text:c="8"/>.card {</text:p>
      <text:p text:style-name="Standard"><text:s text:c="12"/>background: white;</text:p>
      <text:p text:style-name="Standard"><text:s text:c="12"/>padding: 25px;</text:p>
      <text:p text:style-name="Standard"><text:soft-page-break/><text:s text:c="12"/>border-radius: 8px;</text:p>
      <text:p text:style-name="Standard"><text:s text:c="12"/>box-shadow: 0 2px 8px rgba(0,0,0,0.08);</text:p>
      <text:p text:style-name="Standard"><text:s text:c="8"/>}</text:p>
      <text:p text:style-name="Standard"/>
      <text:p text:style-name="Standard"><text:s text:c="8"/>footer {</text:p>
      <text:p text:style-name="Standard"><text:s text:c="12"/>background: #1e2a38;</text:p>
      <text:p text:style-name="Standard"><text:s text:c="12"/>color: white;</text:p>
      <text:p text:style-name="Standard"><text:s text:c="12"/>text-align: center;</text:p>
      <text:p text:style-name="Standard"><text:s text:c="12"/>padding: 30px 20px;</text:p>
      <text:p text:style-name="Standard"><text:s text:c="8"/>}</text:p>
      <text:p text:style-name="Standard"/>
      <text:p text:style-name="Standard"><text:s text:c="8"/>.qr {</text:p>
      <text:p text:style-name="Standard"><text:s text:c="12"/>display: flex;</text:p>
      <text:p text:style-name="Standard"><text:s text:c="12"/>justify-content: center;</text:p>
      <text:p text:style-name="Standard"><text:s text:c="12"/>margin-top: 20px;</text:p>
      <text:p text:style-name="Standard"><text:s text:c="8"/>}</text:p>
      <text:p text:style-name="Standard"/>
      <text:p text:style-name="Standard"><text:s text:c="8"/>img.qr-code {</text:p>
      <text:p text:style-name="Standard"><text:s text:c="12"/>width: 150px;</text:p>
      <text:p text:style-name="Standard"><text:s text:c="12"/>height: 150px;</text:p>
      <text:p text:style-name="Standard"><text:s text:c="8"/>}</text:p>
      <text:p text:style-name="Standard"/>
      <text:p text:style-name="Standard"><text:s text:c="8"/>a {</text:p>
      <text:p text:style-name="Standard"><text:s text:c="12"/>color: #1e2a38;</text:p>
      <text:p text:style-name="Standard"><text:s text:c="12"/>font-weight: bold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&gt;</text:p>
      <text:p text:style-name="Standard"/>
      <text:p text:style-name="Standard">&lt;header&gt;</text:p>
      <text:p text:style-name="Standard"><text:s text:c="4"/>&lt;h1&gt;Dragojle Gardić&lt;/h1&gt;</text:p>
      <text:p text:style-name="Standard"><text:s text:c="4"/>&lt;p&gt;Tehnički prevodilac · Post-editing · QA &amp; kontrola kvaliteta&lt;/p&gt;</text:p>
      <text:p text:style-name="Standard">&lt;/header&gt;</text:p>
      <text:p text:style-name="Standard"/>
      <text:p text:style-name="Standard">&lt;section&gt;</text:p>
      <text:p text:style-name="Standard"><text:s text:c="4"/>&lt;h2&gt;O meni&lt;/h2&gt;</text:p>
      <text:p text:style-name="Standard"><text:s text:c="4"/>&lt;p&gt;Fachkraft für Lebensmitteltechnik (Nemačka) i IHK Verkaufsmanager sa višegodišnjim iskustvom </text:p>
      <text:p text:style-name="Standard"><text:s text:c="7"/>u prehrambenoj industriji, automatizovanoj proizvodnji i kontrolama kvaliteta. </text:p>
      <text:p text:style-name="Standard"><text:s text:c="7"/>Specijalizujem se za tehničko prevođenje stručnih tekstova, post-editing mašinskih prevoda </text:p>
      <text:p text:style-name="Standard"><text:s text:c="7"/>i profesionalnu jezičku obradu u oblastima tehnologije hrane, industrijskih procesa, automatizacije </text:p>
      <text:p text:style-name="Standard"><text:s text:c="7"/>i regulative.&lt;/p&gt;</text:p>
      <text:p text:style-name="Standard">&lt;/section&gt;</text:p>
      <text:p text:style-name="Standard"/>
      <text:p text:style-name="Standard">&lt;section&gt;</text:p>
      <text:p text:style-name="Standard"><text:s text:c="4"/>&lt;h2&gt;Usluge&lt;/h2&gt;</text:p>
      <text:p text:style-name="Standard"><text:s text:c="4"/>&lt;div class="services"&gt;</text:p>
      <text:p text:style-name="Standard"><text:s text:c="8"/>&lt;div class="card"&gt;</text:p>
      <text:p text:style-name="Standard"><text:s text:c="12"/>&lt;h3&gt;✔ Tehnički prevodi (SR – DE – EN)&lt;/h3&gt;</text:p>
      <text:p text:style-name="Standard"><text:s text:c="12"/>&lt;p&gt;Procesna tehnika, industrijska automatizacija, bioprocesi, QA dokumentacija,</text:p>
      <text:p text:style-name="Standard"><text:soft-page-break/><text:s text:c="15"/>tehničke specifikacije, SOP, HACCP, standardi i smernice.&lt;/p&gt;</text:p>
      <text:p text:style-name="Standard"><text:s text:c="8"/>&lt;/div&gt;</text:p>
      <text:p text:style-name="Standard"/>
      <text:p text:style-name="Standard"><text:s text:c="8"/>&lt;div class="card"&gt;</text:p>
      <text:p text:style-name="Standard"><text:s text:c="12"/>&lt;h3&gt;✔ Post-editing mašinskih prevoda&lt;/h3&gt;</text:p>
      <text:p text:style-name="Standard"><text:s text:c="12"/>&lt;p&gt;Profesionalna jezička i terminološka korekcija MT izlaza </text:p>
      <text:p text:style-name="Standard"><text:s text:c="15"/>(Google, DeepL, QuillBot, Trados MT, Smartcat MT).&lt;/p&gt;</text:p>
      <text:p text:style-name="Standard"><text:s text:c="8"/>&lt;/div&gt;</text:p>
      <text:p text:style-name="Standard"/>
      <text:p text:style-name="Standard"><text:s text:c="8"/>&lt;div class="card"&gt;</text:p>
      <text:p text:style-name="Standard"><text:s text:c="12"/>&lt;h3&gt;✔ Kontrola kvaliteta i stručna redaktura&lt;/h3&gt;</text:p>
      <text:p text:style-name="Standard"><text:s text:c="12"/>&lt;p&gt;Provokacija terminologije, stilskog kontinuiteta, regulatorne tačnosti i tehničke doslednosti.&lt;/p&gt;</text:p>
      <text:p text:style-name="Standard"><text:s text:c="8"/>&lt;/div&gt;</text:p>
      <text:p text:style-name="Standard"/>
      <text:p text:style-name="Standard"><text:s text:c="8"/>&lt;div class="card"&gt;</text:p>
      <text:p text:style-name="Standard"><text:s text:c="12"/>&lt;h3&gt;✔ Prevod industrijske dokumentacije&lt;/h3&gt;</text:p>
      <text:p text:style-name="Standard"><text:s text:c="12"/>&lt;p&gt;Uputstva za mašine, validacioni protokoli, procesne šeme, specifikacije materijala,</text:p>
      <text:p text:style-name="Standard"><text:s text:c="15"/>izveštaji i laboratorijska dokumentacija.&lt;/p&gt;</text:p>
      <text:p text:style-name="Standard"><text:s text:c="8"/>&lt;/div&gt;</text:p>
      <text:p text:style-name="Standard"><text:s text:c="4"/>&lt;/div&gt;</text:p>
      <text:p text:style-name="Standard">&lt;/section&gt;</text:p>
      <text:p text:style-name="Standard"/>
      <text:p text:style-name="Standard">&lt;section&gt;</text:p>
      <text:p text:style-name="Standard"><text:s text:c="4"/>&lt;h2&gt;Portfolio&lt;/h2&gt;</text:p>
      <text:p text:style-name="Standard"><text:s text:c="4"/>&lt;div class="portfolio"&gt;</text:p>
      <text:p text:style-name="Standard"><text:s text:c="8"/>&lt;div class="card"&gt;</text:p>
      <text:p text:style-name="Standard"><text:s text:c="12"/>&lt;h3&gt;Primeri stručnih tekstova&lt;/h3&gt;</text:p>
      <text:p text:style-name="Standard"><text:s text:c="12"/>&lt;p&gt;Napredni tehnički, IT i QA tekstovi – dostupni na zahtev ili putem LinkedIn-a.&lt;/p&gt;</text:p>
      <text:p text:style-name="Standard"><text:s text:c="8"/>&lt;/div&gt;</text:p>
      <text:p text:style-name="Standard"/>
      <text:p text:style-name="Standard"><text:s text:c="8"/>&lt;div class="card"&gt;</text:p>
      <text:p text:style-name="Standard"><text:s text:c="12"/>&lt;h3&gt;Prevodilačke reference&lt;/h3&gt;</text:p>
      <text:p text:style-name="Standard"><text:s text:c="12"/>&lt;p&gt;Dokumentacija iz oblasti prehrambene tehnologije, proizvodnih procesa, </text:p>
      <text:p text:style-name="Standard"><text:s text:c="15"/>bioprocesa i industrijske opreme.&lt;/p&gt;</text:p>
      <text:p text:style-name="Standard"><text:s text:c="8"/>&lt;/div&gt;</text:p>
      <text:p text:style-name="Standard"><text:s text:c="4"/>&lt;/div&gt;</text:p>
      <text:p text:style-name="Standard">&lt;/section&gt;</text:p>
      <text:p text:style-name="Standard"/>
      <text:p text:style-name="Standard">&lt;section&gt;</text:p>
      <text:p text:style-name="Standard"><text:s text:c="4"/>&lt;h2&gt;Kontakt&lt;/h2&gt;</text:p>
      <text:p text:style-name="Standard"><text:s text:c="4"/>&lt;p&gt;&lt;strong&gt;Email:&lt;/strong&gt; dragojle.gardic@gmail.com (ili adresа sa LinkedIna)&lt;/p&gt;</text:p>
      <text:p text:style-name="Standard"><text:s text:c="4"/>&lt;p&gt;&lt;strong&gt;LinkedIn:&lt;/strong&gt; &lt;a href="https://www.linkedin.com/in/dragojle-gardic-95856265" target="_blank"&gt;</text:p>
      <text:p text:style-name="Standard"><text:s text:c="7"/>linkedin.com/in/dragojle-gardic-95856265&lt;/a&gt;&lt;/p&gt;</text:p>
      <text:p text:style-name="Standard"/>
      <text:p text:style-name="Standard"><text:s text:c="4"/>&lt;div class="qr"&gt;</text:p>
      <text:p text:style-name="Standard"><text:s text:c="8"/>&lt;img src="qr-code.png" alt="QR kod LinkedIn profila" class="qr-code"&gt;</text:p>
      <text:p text:style-name="Standard"><text:s text:c="4"/>&lt;/div&gt;</text:p>
      <text:p text:style-name="Standard"/>
      <text:p text:style-name="Standard"><text:s text:c="4"/>&lt;p&gt;Možete me kontaktirati direktno putem LinkedIna ili emailom.&lt;/p&gt;</text:p>
      <text:p text:style-name="Standard">&lt;/section&gt;</text:p>
      <text:p text:style-name="Standard"><text:soft-page-break/></text:p>
      <text:p text:style-name="Standard">&lt;footer&gt;</text:p>
      <text:p text:style-name="Standard"><text:s text:c="4"/>© 2025 Dragojle Gardić – Tehnički prevodilac i post-editor</text:p>
      <text:p text:style-name="Standard">&lt;/footer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16:38:03.899897000</meta:creation-date>
    <dc:date>2025-11-25T16:38:47.376619000</dc:date>
    <meta:editing-duration>PT46S</meta:editing-duration>
    <meta:editing-cycles>1</meta:editing-cycles>
    <meta:document-statistic meta:table-count="0" meta:image-count="0" meta:object-count="0" meta:page-count="4" meta:paragraph-count="135" meta:word-count="371" meta:character-count="4287" meta:non-whitespace-character-count="2985"/>
    <meta:generator>LibreOffice/25.2.1.2$MacOSX_X86_64 LibreOffice_project/d3abf4aee5fd705e4a92bba33a32f40bc4e56f49</meta:generator>
  </office:meta>
</office:document-meta>
</file>